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ejaVu Sans" svg:font-family="'DejaVu Sans'" style:font-adornments="Book" style:font-family-generic="swiss"/>
    <style:font-face style:name="Luxi Mono" svg:font-family="'Luxi Mono'" style:font-pitch="fixed"/>
    <style:font-face style:name="Arial" svg:font-family="Arial" style:font-family-generic="swiss" style:font-pitch="variable"/>
    <style:font-face style:name="Luxi Sans" svg:font-family="'Luxi Sans'" style:font-family-generic="swiss" style:font-pitch="variable"/>
    <style:font-face style:name="Mangal" svg:font-family="Mangal" style:font-family-generic="system" style:font-pitch="variable"/>
    <style:font-face style:name="SimSun" svg:font-family="SimSun" style:font-family-generic="system" style:font-pitch="variable"/>
    <style:font-face style:name="微软雅黑" svg:font-family="微软雅黑" style:font-family-generic="system" style:font-pitch="variable"/>
  </office:font-face-decls>
  <office:automatic-styles>
    <style:style style:name="P1" style:family="paragraph" style:parent-style-name="list-item">
      <style:paragraph-properties fo:margin-top="0.039in" fo:margin-bottom="0in" fo:keep-with-next="always"/>
      <style:text-properties fo:font-weight="bold"/>
    </style:style>
    <style:style style:name="P2" style:family="paragraph" style:parent-style-name="list-item">
      <style:paragraph-properties fo:margin-top="0in" fo:margin-bottom="0in" fo:padding-left="0.0398in" fo:padding-right="0in" fo:padding-top="0in" fo:padding-bottom="0in" fo:border="none"/>
    </style:style>
    <style:style style:name="P3" style:family="paragraph" style:parent-style-name="Standard">
      <style:text-properties fo:background-color="#ffff00"/>
    </style:style>
    <style:style style:name="P4" style:family="paragraph" style:parent-style-name="Standard">
      <style:text-properties fo:font-weight="bold"/>
    </style:style>
    <style:style style:name="P5" style:family="paragraph" style:parent-style-name="Standard">
      <style:text-properties fo:font-style="italic" fo:font-weight="bold"/>
    </style:style>
    <style:style style:name="P6" style:family="paragraph" style:parent-style-name="Standard" style:list-style-name="L2"/>
    <style:style style:name="P7" style:family="paragraph" style:parent-style-name="Standard" style:list-style-name="L1">
      <style:paragraph-properties fo:margin-top="0.039in" fo:margin-bottom="0in" fo:keep-with-next="always"/>
      <style:text-properties fo:font-weight="bold"/>
    </style:style>
    <style:style style:name="P8" style:family="paragraph" style:parent-style-name="Standard" style:list-style-name="L1">
      <style:paragraph-properties fo:margin-top="0in" fo:margin-bottom="0in" fo:padding-left="0.0398in" fo:padding-right="0in" fo:padding-top="0in" fo:padding-bottom="0in" fo:border="none"/>
    </style:style>
    <style:style style:name="T1" style:family="text">
      <style:text-properties fo:color="#0000ff" style:text-underline-style="solid" style:text-underline-width="auto" style:text-underline-color="font-color"/>
    </style:style>
    <style:style style:name="T2" style:family="text">
      <style:text-properties fo:font-weight="bold"/>
    </style:style>
    <style:style style:name="T3" style:family="text">
      <style:text-properties fo:font-style="italic"/>
    </style:style>
    <style:style style:name="T4" style:family="text">
      <style:text-properties style:text-underline-style="solid" style:text-underline-width="auto" style:text-underline-color="#000000" style:text-underline-mode="continuous" style:text-overline-mode="continuous" style:text-line-through-mode="continuous"/>
    </style:style>
    <style:style style:name="T5" style:family="text">
      <style:text-properties style:text-line-through-style="solid"/>
    </style:style>
    <style:style style:name="T6" style:family="text">
      <style:text-properties fo:background-color="#ffff00"/>
    </style:style>
    <style:style style:name="T7" style:family="text">
      <style:text-properties style:font-name="Luxi Mono"/>
    </style:style>
    <style:style style:name="T8" style:family="text">
      <style:text-properties style:font-name="Luxi Mono" fo:font-weight="bold" fo:background-color="#f0f0f0"/>
    </style:style>
    <style:style style:name="T9" style:family="text">
      <style:text-properties style:text-position="super 58%"/>
    </style:style>
    <style:style style:name="T10" style:family="text">
      <style:text-properties style:text-position="sub 75%"/>
    </style:style>
    <style:style style:name="T11" style:family="text">
      <style:text-properties fo:color="#323298" fo:font-weight="bold"/>
    </style:style>
    <style:style style:name="T12" style:family="text">
      <style:text-properties fo:color="#aaaaaa" fo:font-weight="bold"/>
    </style:style>
    <style:style style:name="fr1" style:family="graphic" style:parent-style-name="sidebarframe">
      <style:graphic-properties style:vertical-pos="top" style:vertical-rel="paragraph-content" style:horizontal-pos="right" style:horizontal-rel="paragraph"/>
    </style:style>
    <style:style style:name="Sect1" style:family="section">
      <style:section-properties fo:background-color="transparent" text:dont-balance-text-columns="false" style:editable="false">
        <style:columns fo:column-count="2" fo:column-gap="0.1957in">
          <style:column style:rel-width="32767*" fo:start-indent="0in" fo:end-indent="0.098in"/>
          <style:column style:rel-width="32768*" fo:start-indent="0.098in" fo:end-indent="0in"/>
        </style:columns>
        <style:background-image/>
      </style:section-properties>
    </style:style>
    <text:list-style style:name="L1">
      <text:list-level-style-number text:level="1" text:style-name="numbering-symbols" style:num-format="">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symbols" text:bullet-char="⚫">
        <style:list-level-properties text:list-level-position-and-space-mode="label-alignment">
          <style:list-level-label-alignment text:label-followed-by="listtab" text:list-tab-stop-position="0.5in" fo:text-indent="-0.25in" fo:margin-left="0.5in"/>
        </style:list-level-properties>
        <style:text-properties style:font-name="DejaVu San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ect0"><text:title>Curriculum Vitae - Dag Wieërs</text:title></text:p>
      <text:p text:style-name="cover-text"/>
      <text:p text:style-name="sidebarblock"><draw:frame draw:style-name="fr1" draw:name="frame" text:anchor-type="paragraph" svg:width="0.0161in" style:rel-width="61%" draw:z-index="0"><draw:text-box fo:min-height="0.0161in"><text:p text:style-name="title">Availability and work interests</text:p><text:p text:style-name="Frame_20_contents">My technical experience and interests as a system engineer and system architect focus on Linux and Open Source software, preferably Red Hat Enterprise Linux (RHEL), CentOS and Scientific Linux. With more than 17 years of experience I am one of the Linux pioneers in Belgium and well-known within the specific Red Hat Linux community.</text:p><text:p text:style-name="Frame_20_contents">Skills include deploying, migrating and managing Linux infrastructure (servers and desktops), packaging Unix software, designing and implementing system tools, improving hardware support and automating operational tasks using python, shell scripting and perl with attention to documentation, standardization, procedures and policies.</text:p><text:p text:style-name="Frame_20_contents">I am available as a freelancer for contract work inside and outside of Europe, but not willing to relocate on a permanent basis.</text:p></draw:text-box></draw:frame></text:p>
      <text:h text:style-name="sect1" text:outline-level="1"><text:bookmark-start text:name="_personalia"/>Personalia<text:bookmark-end text:name="_personalia"/></text:h>
      <text:list xml:id="list41292748" text:style-name="L1">
        <text:list-item>
          <text:p text:style-name="P7">Full name </text:p>
          <text:p text:style-name="P8">Dag Johan Maarten Wieërs </text:p>
        </text:list-item>
        <text:list-item>
          <text:p text:style-name="P7">Location </text:p>
          <text:p text:style-name="P8">Ghent, Belgium </text:p>
        </text:list-item>
        <text:list-item>
          <text:p text:style-name="P7">Phone </text:p>
          <text:p text:style-name="P8">+32 478 436 299 </text:p>
        </text:list-item>
        <text:list-item>
          <text:p text:style-name="P7">Email </text:p>
          <text:p text:style-name="P8"><text:a xlink:type="simple" xlink:href="mailto:dag@linux.com">dag@linux.com</text:a>, <text:a xlink:type="simple" xlink:href="mailto:dag@wieers.com">dag@wieers.com</text:a> </text:p>
        </text:list-item>
        <text:list-item>
          <text:p text:style-name="P7">Website </text:p>
          <text:p text:style-name="P8"><text:a xlink:type="simple" xlink:href="http://dag.wieers.com/blog/">http://dag.wieers.com/blog/</text:a>, <text:a xlink:type="simple" xlink:href="http://be.linkedin.com/in/dagwieers">http://be.linkedin.com/in/dagwieers</text:a> </text:p>
        </text:list-item>
      </text:list>
      <text:h text:style-name="sect1" text:outline-level="1"><text:bookmark-start text:name="_work_experience"/>Work experience<text:bookmark-end text:name="_work_experience"/></text:h>
      <text:section text:style-name="Sect1" text:name="columns #1">
        <text:p text:style-name="P5">References provided on request.</text:p>
        <text:h text:style-name="sect2" text:outline-level="2"><text:bookmark-start text:name="_hewlett_packard_belgium"/>Hewlett-Packard Belgium<text:bookmark-end text:name="_hewlett_packard_belgium"/></text:h>
        <text:p text:style-name="timeframe">May 2010 → present (ongoing)</text:p>
        <text:list xml:id="list1476210353" text:style-name="L1">
          <text:list-item>
            <text:p text:style-name="P7">Linux system engineer </text:p>
            <text:p text:style-name="P8">Analysis of Linux SAN incompatibilities, and monitoring of SAN equipment to troubleshoot. Best practices for Linux multipathing and SAN performance. Assessment and design of Linux reference architecture. <text:span text:style-name="T3">Incl. Atos Worldline, Dexia Technology Services, SWIFT</text:span> </text:p>
          </text:list-item>
          <text:list-item>
            <text:p text:style-name="P7">Linux system developer </text:p>
            <text:p text:style-name="P8">Implementing disaster recovery solution. Improvements to installation scripts and webmin modules. Packaging improvements. Automation and scripting. Design and implementation of a samba/anti-virus solution. Documentation and troubleshooting, <text:span text:style-name="T3">at Belgian Federal Police</text:span>. </text:p>
          </text:list-item>
        </text:list>
        <text:h text:style-name="sect2" text:outline-level="2"><text:bookmark-start text:name="_axa_tech_belgium"/>AXA-Tech Belgium<text:bookmark-end text:name="_axa_tech_belgium"/></text:h>
        <text:p text:style-name="timeframe">Nov 2007 → Mar 2010 (2.5 years)</text:p>
        <text:list xml:id="list525437976" text:style-name="L1">
          <text:list-item>
            <text:p text:style-name="P7">Linux system engineer </text:p>
            <text:p text:style-name="P8">Linux migration of Belgian datacenter to Germany. Design and implementation of modular framework and infrastructure for Linux and VMware ESX, used for deploying, retrofitting and validating Linux servers. 3rd level support, troubleshooting and design work. </text:p>
          </text:list-item>
        </text:list>
        <text:h text:style-name="sect2" text:outline-level="2"><text:bookmark-start text:name="_emc_belgium_development_group"/>EMC Belgium Development Group<text:bookmark-end text:name="_emc_belgium_development_group"/></text:h>
        <text:p text:style-name="timeframe">Jul 2007 → Dec 2007 (6 months)</text:p>
        <text:list xml:id="list2043708439" text:style-name="L1">
          <text:list-item>
            <text:p text:style-name="P7">Linux system engineer </text:p>
            <text:p text:style-name="P8">Implementation of infrastructure for Novell SLES Linux deployment for technical development workstations. Integration with Active Directory, NIS, Clearcase, VMware Server. </text:p>
          </text:list-item>
        </text:list>
        <text:h text:style-name="sect2" text:outline-level="2"><text:bookmark-start text:name="_punch_telematix"/>Punch Telematix<text:bookmark-end text:name="_punch_telematix"/></text:h>
        <text:p text:style-name="timeframe">Jun 2007 → Sep 2007 (4 months)</text:p>
        <text:list xml:id="list724010848" text:style-name="L1">
          <text:list-item>
            <text:p text:style-name="P7">Linux system engineer </text:p>
            <text:p text:style-name="P8">Design and implementation of technical documentation system. Design and implementation of subversion. Packaging for Novell SLES Linux. Troubleshooting. Automation. </text:p>
          </text:list-item>
        </text:list>
        <text:h text:style-name="sect2" text:outline-level="2"><text:bookmark-start text:name="_euroclear"/>Euroclear<text:bookmark-end text:name="_euroclear"/></text:h>
        <text:p text:style-name="timeframe">Dec 2005 → May 2007 (2.5 years)</text:p>
        <text:list xml:id="list1913455663" text:style-name="L1">
          <text:list-item>
            <text:p text:style-name="P7">Unix system engineer </text:p>
            <text:p text:style-name="P8">Deployment of Unix systems and services. Design and implementation of management infrastructure (configuration and documentation management, change management). Packaging for Solaris, AIX, Linux and VMware. Custom software development. Troubleshooting. Automation. </text:p>
          </text:list-item>
        </text:list>
        <text:h text:style-name="sect2" text:outline-level="2"><text:bookmark-start text:name="_mind_linux_solutions"/>Mind Linux Solutions<text:bookmark-end text:name="_mind_linux_solutions"/></text:h>
        <text:p text:style-name="timeframe">Oct 1999 → Apr 2001 (1.5 years)</text:p>
        <text:list xml:id="list1860404358" text:style-name="L1">
          <text:list-item>
            <text:p text:style-name="P7">Founder / Business Unit Manager </text:p>
            <text:p text:style-name="P8">Taking care of various parts of the organization, including sales and marketing. Experience with project-management and presales for a small (15 headcount) consultancy company. </text:p>
          </text:list-item>
          <text:list-item>
            <text:p text:style-name="P7">Consultant </text:p>
            <text:p text:style-name="P8">Linux and Open Source consultancy and training for several customers in on-site projects varying between 1 and 3 weeks. </text:p>
          </text:list-item>
        </text:list>
        <text:h text:style-name="sect2" text:outline-level="2"><text:bookmark-start text:name="_ibm_belgium"/>IBM Belgium<text:bookmark-end text:name="_ibm_belgium"/></text:h>
        <text:p text:style-name="timeframe">Sep 1999 → Dec 2005 (5.5 years)</text:p>
        <text:list xml:id="list150444556" text:style-name="L1">
          <text:list-item>
            <text:p text:style-name="P7">Unix system engineer </text:p>
            <text:p text:style-name="P8">On Unix and Linux systems. (e.g. packaging on Linux/AIX, implementing various system and network services, general troubleshooting), implementing hosting infrastructure on Linux. (e.g. resource and availability monitoring, capacity planning, firewall framework) </text:p>
          </text:list-item>
          <text:list-item>
            <text:p text:style-name="P7">Consultant </text:p>
            <text:p text:style-name="P8">Designing and implementing solutions for automatic deployment of Linux clients, Point-Of-Sale systems, network services, clusters and big parallel storage systems for digital media projects, <text:span text:style-name="T3">incl. Real Software, VRT, EVS, RVA, Callataÿ and Wouters, KBC</text:span> </text:p>
          </text:list-item>
        </text:list>
        <text:h text:style-name="sect2" text:outline-level="2"><text:bookmark-start text:name="_sisa_software_winsome"/>SISA Software/Winsome<text:bookmark-end text:name="_sisa_software_winsome"/></text:h>
        <text:p text:style-name="timeframe">summer job 1996/1997 and Oct 1997 → Sep 1999</text:p>
        <text:list xml:id="list631367342" text:style-name="L1">
          <text:list-item>
            <text:p text:style-name="P7">Consultant </text:p>
            <text:p text:style-name="P8">Analysis and design of an off-line website generation program (further developed as WebEngine) and web-scripting. Implementation of business projects. </text:p>
          </text:list-item>
          <text:list-item>
            <text:p text:style-name="P7">System administration </text:p>
            <text:p text:style-name="P8">Installation and operational management of Linux infrastructure and routers. </text:p>
          </text:list-item>
        </text:list>
        <text:h text:style-name="sect2" text:outline-level="2"><text:bookmark-start text:name="_provinciale_bibliotheek_limburg"/>Provinciale Bibliotheek Limburg<text:bookmark-end text:name="_provinciale_bibliotheek_limburg"/></text:h>
        <text:p text:style-name="timeframe">voluntary Oct 1996 → Nov 1997</text:p>
        <text:list xml:id="list1556604222" text:style-name="L1">
          <text:list-item>
            <text:p text:style-name="P7">Network administration </text:p>
            <text:p text:style-name="P8">Maintenance of 12 public Internet terminals (based on Windows 95) and an ISDN Internet connection. </text:p>
          </text:list-item>
          <text:list-item>
            <text:p text:style-name="P7">Internet training </text:p>
            <text:p text:style-name="P8">Individual training and training in group regarding computer use, the Internet, search-engines and popular websites. </text:p>
          </text:list-item>
        </text:list>
      </text:section>
      <text:h text:style-name="sect1" text:outline-level="1"><text:bookmark-start text:name="_skills"/><text:soft-page-break/>Skills<text:bookmark-end text:name="_skills"/></text:h>
      <text:h text:style-name="sect2" text:outline-level="2"><text:bookmark-start text:name="_overall"/>Overall<text:bookmark-end text:name="_overall"/></text:h>
      <text:list xml:id="list2017452370" text:style-name="L2">
        <text:list-item>
          <text:p text:style-name="P6">Ability to learn quickly from self-study </text:p>
        </text:list-item>
        <text:list-item>
          <text:p text:style-name="P6">Thorough experience in Unix system administration and automation </text:p>
        </text:list-item>
        <text:list-item>
          <text:p text:style-name="P6">Thorough experience in configuring and deploying systems in a scalable and coherent manner </text:p>
        </text:list-item>
        <text:list-item>
          <text:p text:style-name="P6">Owner of various best practices regarding Linux system and application deployments, system maintenance and documentation, system security and Enterprise Linux in general. </text:p>
        </text:list-item>
        <text:list-item>
          <text:p text:style-name="P6">Experience in developing and marketing products using the Internet and Internet communities </text:p>
        </text:list-item>
        <text:list-item>
          <text:p text:style-name="P6">Experience in project-management and leading a technical team </text:p>
        </text:list-item>
      </text:list>
      <text:h text:style-name="sect2" text:outline-level="2"><text:bookmark-start text:name="_operating_systems_software"/>Operating systems / Software<text:bookmark-end text:name="_operating_systems_software"/></text:h>
      <text:list xml:id="list2023080299" text:style-name="L2">
        <text:list-item>
          <text:p text:style-name="P6">Excellent knowledge of Linux (since 1994) incl. Red Hat Enterprise Linux, Scientific Linux, CentOS, Fedora (but also SLES, Ubuntu, Debian, …) </text:p>
        </text:list-item>
        <text:list-item>
          <text:p text:style-name="P6">Experience with various Unix systems including AIX, HP/UX and Solaris, mostly wrt. packaging, automation and troubleshooting. </text:p>
        </text:list-item>
        <text:list-item>
          <text:p text:style-name="P6">Experience with virtualization solutions incl. OpenVZ, RHEV/KVM and VMware ESX </text:p>
        </text:list-item>
        <text:list-item>
          <text:p text:style-name="P6">Thorough experience in designing and implementing a multi-customer monitoring and reporting infrastructure </text:p>
        </text:list-item>
        <text:list-item>
          <text:p text:style-name="P6">Experience with Red Hat kickstart, post-installation mechanisms for mass deployment and building Red Hat RPM packages </text:p>
        </text:list-item>
        <text:list-item>
          <text:p text:style-name="P6">Experience with clustered web-servers for load-balancing and fail-over, firewalling, virtual private networking (VPN), building high-capacity, load-balancing and high-available systems (IPVS), disaster recovery solutions and network intrusion detection systems (NIDS) </text:p>
        </text:list-item>
        <text:list-item>
          <text:p text:style-name="P6">Thorough experience in compiling, installing, and configuring of Unix system software, e.g. NFS, Samba, lpd (and LPRng), Postfix, Amavisd, Bind, DHCP, XFree86, Apache, ssh, ntpd, Snort, Dante, RRDtool, Nagios, Webmin, rear, KVM, … </text:p>
        </text:list-item>
        <text:list-item>
          <text:p text:style-name="P6">Experience with GPFS clustering and SAN environments for large digital media environments </text:p>
        </text:list-item>
        <text:list-item>
          <text:p text:style-name="P6">Experience with building solutions using SugarCRM and Drupal </text:p>
        </text:list-item>
        <text:list-item>
          <text:p text:style-name="P6">Experience automating and integrating with Red Hat Network Satellite </text:p>
        </text:list-item>
        <text:list-item>
          <text:p text:style-name="P6">Experience in programming and scripting in various computer languages </text:p>
        </text:list-item>
        <text:list-item>
          <text:p text:style-name="P6">Experience with various markup languages (HTML, SGML, DocBook v3 and v4, XML, CSS, AsciiDoc) </text:p>
        </text:list-item>
        <text:list-item>
          <text:p text:style-name="P6">CGI Programming (in Perl and C) and PHP3/4 </text:p>
        </text:list-item>
        <text:list-item>
          <text:p text:style-name="P6">IP (TCP/UDP), ICMP, ARP and protocols like IRC, FTP, SMTP, HTTP, NNTP, POP3, IMAP, DHCP, IPsec, … </text:p>
        </text:list-item>
        <text:list-item>
          <text:p text:style-name="P6">SQL (MySQL, msql, PostgreSQL, DB2 and some Oracle) </text:p>
        </text:list-item>
      </text:list>
      <text:h text:style-name="sect2" text:outline-level="2"><text:bookmark-start text:name="_programming_languages"/>Programming languages<text:bookmark-end text:name="_programming_languages"/></text:h>
      <text:section text:style-name="Sect1" text:name="columns #2">
        <text:list xml:id="list1096515995" text:style-name="L1">
          <text:list-item>
            <text:p text:style-name="P7">Active </text:p>
            <text:p text:style-name="P8">Python (since 2002), SQL (since 1997), PHP (since 1996), Javascript (since 1995), Bash, AWK and Unix-shells (since 1994), C (since 1994), Perl 4 and 5 (since 1994) </text:p>
          </text:list-item>
          <text:list-item>
            <text:p text:style-name="P7">Passive </text:p>
            <text:p text:style-name="P8">C# and Mono (since 2003), RPG on AS/400 (1997 - 1998), Visual Basic (1997), Java (since 1996), Pascal (1991 - 1999), Tcl/Tk, x86 Assembler (1992 - 1996), BASIC (1988 - 1990) </text:p>
          </text:list-item>
        </text:list>
      </text:section>
      <text:h text:style-name="sect2" text:outline-level="2"><text:bookmark-start text:name="_languages"/>Languages<text:bookmark-end text:name="_languages"/></text:h>
      <text:list xml:id="list1412414400" text:style-name="L2">
        <text:list-item>
          <text:p text:style-name="P6">Dutch: native </text:p>
        </text:list-item>
        <text:list-item>
          <text:p text:style-name="P6">English: fluently spoken and written </text:p>
        </text:list-item>
        <text:list-item>
          <text:p text:style-name="P6">French: basic spoken and limited written </text:p>
        </text:list-item>
        <text:list-item>
          <text:p text:style-name="P6">German: notions </text:p>
        </text:list-item>
      </text:list>
      <text:h text:style-name="sect1" text:outline-level="1"><text:bookmark-start text:name="_education"/>Education<text:bookmark-end text:name="_education"/></text:h>
      <text:h text:style-name="sect2" text:outline-level="2"><text:bookmark-start text:name="_presentations"/>Presentations<text:bookmark-end text:name="_presentations"/></text:h>
      <text:p text:style-name="Standard">I have presented on various topics at various events and get-togethers, including the following conferences:</text:p>
      <text:list xml:id="list890614823" text:style-name="L2">
        <text:list-item>
          <text:p text:style-name="P6">LinuxCon Europe, Prague, CZ - 2011 </text:p>
        </text:list-item>
        <text:list-item>
          <text:p text:style-name="P6">LibreOffice Conference, Paris, FR - 2011 </text:p>
        </text:list-item>
        <text:list-item>
          <text:p text:style-name="P6">Japan Linux Symposium, Tokyo, JP - 2009 </text:p>
        </text:list-item>
        <text:list-item>
          <text:p text:style-name="P6">Jornadas Regionales de Software Libre, Buenos Aires, AR - 2008 </text:p>
        </text:list-item>
        <text:list-item>
          <text:p text:style-name="P6">LinuxTag Berlin, DE - 2008 </text:p>
        </text:list-item>
        <text:list-item>
          <text:p text:style-name="P6">LinuxWorld Expo Brussels, BE - 2008 </text:p>
        </text:list-item>
        <text:list-item>
          <text:p text:style-name="P6">LinuxWorld Expo Utrecht, NL - 2007 </text:p>
        </text:list-item>
        <text:list-item>
          <text:p text:style-name="P6">T-DOSE, Eindhoven, NL - 2007, 2008, 2009, 2010, 2011 </text:p>
        </text:list-item>
        <text:list-item>
          <text:p text:style-name="P6">Linuxconf.eu, Cambridge, UK - 2007 </text:p>
        </text:list-item>
        <text:list-item>
          <text:p text:style-name="P6">FrOSCon, Bonn, DE - 2007, 2008, 2009 </text:p>
        </text:list-item>
        <text:list-item>
          <text:p text:style-name="P6">FOSDEM, Brussels, BE - 2006, 2008, 2009 </text:p>
        </text:list-item>
      </text:list>
      <text:h text:style-name="sect2" text:outline-level="2"><text:bookmark-start text:name="_technical_writing"/>Technical writing<text:bookmark-end text:name="_technical_writing"/></text:h>
      <text:list xml:id="list1036542806" text:style-name="L1">
        <text:list-item>
          <text:p text:style-name="P7">IBM Redbook Residency, Poughkeepsie, NY (05/2005) </text:p>
          <text:p text:style-name="P8">Co-written a Redbook about the design and implementation of GPFS (General Parallel File System) in a digital media (broadcasting) environment. [SG246700] </text:p>
        </text:list-item>
        <text:list-item>
          <text:p text:style-name="P7"><text:soft-page-break/>IBM Redbook Residency, Austin, TX (11/2002) </text:p>
          <text:p text:style-name="P8">Co-written a Redbook about the design and implementation of a Linux-based deployment in a branch banking environment. [SG246813] </text:p>
        </text:list-item>
      </text:list>
      <text:h text:style-name="sect2" text:outline-level="2"><text:bookmark-start text:name="_certification"/>Certification<text:bookmark-end text:name="_certification"/></text:h>
      <text:p text:style-name="P4"><text:a xlink:type="simple" xlink:href="http://www.redhat.com/certification/">Red Hat Certification</text:a></text:p>
      <text:list xml:id="list929487691" text:style-name="L2">
        <text:list-item>
          <text:p text:style-name="P6">Red Hat Enterprise Linux Presales Foundations </text:p>
        </text:list-item>
        <text:list-item>
          <text:p text:style-name="P6">Red Hat Enterprise Virtualization Presales Foundations </text:p>
        </text:list-item>
        <text:list-item>
          <text:p text:style-name="P6">Red Hat JBoss Presales Foundations </text:p>
        </text:list-item>
        <text:list-item>
          <text:p text:style-name="P6">Red Hat Partner Platform Certified Salesperson (RHPPCS) </text:p>
        </text:list-item>
        <text:list-item>
          <text:p text:style-name="P6">Red Hat Partner Virtualization Certified Salesperson (RHPVCS) </text:p>
        </text:list-item>
        <text:list-item>
          <text:p text:style-name="P6">Red Hat Partner Middleware Certified Salesperson (RHPMCS) </text:p>
        </text:list-item>
      </text:list>
      <text:p text:style-name="P4"><text:a xlink:type="simple" xlink:href="http://www.lpi.org/">Linux Professional Institute Certification</text:a></text:p>
      <text:list xml:id="list46413635" text:style-name="L2">
        <text:list-item>
          <text:p text:style-name="P6">Level 1 (LPIC-1) </text:p>
        </text:list-item>
      </text:list>
      <text:p text:style-name="P4"><text:a xlink:type="simple" xlink:href="http://www.brainbench.com/transcript.jsp?pid=652882">Brainbench Certification</text:a></text:p>
      <text:list xml:id="list1215692594" text:style-name="L2">
        <text:list-item>
          <text:p text:style-name="P6">Linux Administration (General): 4.71/5 (30 March 2005) #1 Belgium [&gt; 99% of all participants] </text:p>
        </text:list-item>
        <text:list-item>
          <text:p text:style-name="P6">Linux Administration (Red Hat 9): 4.34/5 (30 March 2005) #2 Belgium [&gt; 98% of all participants] </text:p>
        </text:list-item>
        <text:list-item>
          <text:p text:style-name="P6">Linux Administration (Red Hat): 3.93/5 (30 March 2005) #2 Belgium [&gt; 96% of all participants] </text:p>
        </text:list-item>
        <text:list-item>
          <text:p text:style-name="P6">Linux Programming (General): 4.21/5 (30 March 2005) #1 Belgium [&gt; 89% of all participants] </text:p>
        </text:list-item>
        <text:list-item>
          <text:p text:style-name="P6">Unix Administration (General): 4.53/5 (30 March 2005) #3 Belgium [&gt; 94% of all participants] </text:p>
        </text:list-item>
      </text:list>
      <text:h text:style-name="sect2" text:outline-level="2"><text:bookmark-start text:name="_formal_education"/>Formal education<text:bookmark-end text:name="_formal_education"/></text:h>
      <text:list xml:id="list2063860774" text:style-name="L1">
        <text:list-item>
          <text:p text:style-name="P7">XIOS Hogeschool Limburg, Diepenbeek (1996 → 1999) </text:p>
          <text:p text:style-name="P8">Applied Computer Science (~ Bachelor degree) </text:p>
        </text:list-item>
        <text:list-item>
          <text:p text:style-name="P7">Universiteit Hasselt, Diepenbeek (1994 → 1996) </text:p>
          <text:p text:style-name="P8">Computer Science, 1st year </text:p>
        </text:list-item>
        <text:list-item>
          <text:p text:style-name="P7">Heilig Hartcollege, Heusden-Zolder (1988 → 1994) </text:p>
          <text:p text:style-name="P8">Latin-Greek, Latin-Mathematics and Science-Mathematics </text:p>
        </text:list-item>
      </text:list>
      <text:h text:style-name="sect1" text:outline-level="1"><text:bookmark-start text:name="_additional_activities"/>Additional activities<text:bookmark-end text:name="_additional_activities"/></text:h>
      <text:list xml:id="list1145836904" text:style-name="L2">
        <text:list-item>
          <text:p text:style-name="P6">Maintainer of <text:a xlink:type="simple" xlink:href="http://repoforge.org/">RPMforge RPM Repository</text:a> with more than 5000 Open Source software RPM packages for RHEL, SciLinux and CentOS <text:span text:style-name="T3">used by many international companies and organizations.</text:span> </text:p>
        </text:list-item>
        <text:list-item>
          <text:p text:style-name="P6">Member of the <text:a xlink:type="simple" xlink:href="http://elrepo.org/">ELRepo initiative</text:a> providing kernel module packages (hardware drivers) <text:span text:style-name="T3">used by many international companies and organizations using RHEL, SciLinux or CentOS.</text:span> </text:p>
        </text:list-item>
        <text:list-item>
          <text:p text:style-name="P6">Author of <text:a xlink:type="simple" xlink:href="http://dag.wieers.com/home-made/">various Open Source software projects</text:a> <text:span text:style-name="T3">incl. dstat, asciidoc-odf, unoconv, mrepo, dconf, sarah, wiipresent</text:span> </text:p>
        </text:list-item>
        <text:list-item>
          <text:p text:style-name="P6">Contributor to various Open Source projects <text:span text:style-name="T3">incl. Relax and Recover, asciidoc, docbook2odf, proxytunnel, scannedonly</text:span> </text:p>
        </text:list-item>
        <text:list-item>
          <text:p text:style-name="P6">Ex-member of the <text:a xlink:type="simple" xlink:href="http://wiki.centos.org/">CentOS core team</text:a> </text:p>
        </text:list-item>
        <text:list-item>
          <text:p text:style-name="P6">Author of the FrOSCon LiveUSB used for informational displays and conference room computer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DejaVu Sans" svg:font-family="'DejaVu Sans'" style:font-adornments="Book" style:font-family-generic="swiss"/>
    <style:font-face style:name="Luxi Mono" svg:font-family="'Luxi Mono'" style:font-pitch="fixed"/>
    <style:font-face style:name="Arial" svg:font-family="Arial" style:font-family-generic="swiss" style:font-pitch="variable"/>
    <style:font-face style:name="Luxi Sans" svg:font-family="'Luxi Sans'" style:font-family-generic="swiss" style:font-pitch="variable"/>
    <style:font-face style:name="Mangal" svg:font-family="Mangal" style:font-family-generic="system" style:font-pitch="variable"/>
    <style:font-face style:name="SimSun" svg:font-family="SimSun"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fo:color="#000000" fo:font-size="9pt" fo:language="nl" fo:country="BE" style:letter-kerning="true" style:font-size-asian="10.5pt" style:language-asian="zh" style:country-asian="CN" style:font-size-complex="12pt" style:language-complex="hi" style:country-complex="IN"/>
    </style:default-style>
    <style:default-style style:family="paragraph">
      <style:paragraph-properties fo:margin-top="0in" fo:margin-bottom="0.0075in" fo:text-align="start" style:justify-single-word="false" fo:keep-together="always" fo:hyphenation-ladder-count="no-limit" style:text-autospace="ideograph-alpha" style:punctuation-wrap="hanging" style:line-break="strict" style:tab-stop-distance="0.4925in" style:writing-mode="page"/>
      <style:text-properties fo:color="#000000" style:font-name="Arial" fo:font-size="9pt" fo:language="nl"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sect-default" style:family="paragraph" style:class="text">
      <style:paragraph-properties fo:margin-top="0.0984in" fo:margin-bottom="0in" fo:keep-with-next="always"/>
      <style:text-properties fo:color="#666699" style:font-name="Arial" fo:font-weight="bold"/>
    </style:style>
    <style:style style:name="sect0" style:family="paragraph" style:parent-style-name="sect-default">
      <style:paragraph-properties fo:margin-top="0in" fo:margin-bottom="0in" fo:padding="0in" fo:border="none"/>
      <style:text-properties fo:color="#000000" style:text-outline="true" style:font-name="Luxi Sans" fo:font-size="22pt" fo:text-shadow="1pt 1pt"/>
    </style:style>
    <style:style style:name="sect1" style:family="paragraph" style:parent-style-name="sect-default" style:default-outline-level="1" style:class="text">
      <style:paragraph-properties fo:padding-left="0in" fo:padding-right="0in" fo:padding-top="0.0709in" fo:padding-bottom="0in" fo:border-left="none" fo:border-right="none" fo:border-top="none" fo:border-bottom="0.99pt solid #c0c0c0" text:number-lines="true" text:line-number="1"/>
      <style:text-properties fo:font-size="13.1000003814697pt"/>
    </style:style>
    <style:style style:name="sect2" style:family="paragraph" style:parent-style-name="sect-default" style:default-outline-level="2" style:master-page-name="">
      <style:paragraph-properties style:page-number="auto" text:number-lines="true" text:line-number="2"/>
      <style:text-properties fo:font-size="10.5pt" style:text-underline-style="solid" style:text-underline-width="auto" style:text-underline-color="#c0c0c0"/>
    </style:style>
    <style:style style:name="title" style:family="paragraph" style:class="text">
      <style:paragraph-properties fo:margin-top="0.0398in" fo:margin-bottom="0in" fo:keep-with-next="always"/>
      <style:text-properties fo:color="#666699" style:font-name="Arial" fo:font-size="110%" fo:font-weight="bold"/>
    </style:style>
    <style:style style:name="timeframe" style:family="paragraph" style:class="text">
      <style:paragraph-properties fo:margin="100%" fo:margin-left="0in" fo:margin-right="0in" fo:margin-top="0in" fo:margin-bottom="0in" fo:text-align="end" style:justify-single-word="false" fo:text-indent="0in" style:auto-text-indent="false" fo:padding="0in" fo:border="none" fo:keep-with-next="always"/>
      <style:text-properties fo:font-size="8pt" fo:font-style="italic"/>
    </style:style>
    <style:style style:name="asciidoc-pagebreak" style:family="paragraph">
      <style:paragraph-properties fo:line-height="0in" fo:break-after="page"/>
    </style:style>
    <style:style style:name="cover-text" style:family="paragraph">
      <style:paragraph-properties fo:margin-top="0in" fo:margin-bottom="0in" fo:line-height="0in"/>
    </style:style>
    <style:style style:name="sidebarblock" style:family="paragraph">
      <style:paragraph-properties fo:margin-top="0in" fo:margin-bottom="0in" fo:line-height="0in"/>
    </style:style>
    <style:style style:name="preamble" style:family="paragraph">
      <style:text-properties fo:font-size="1pt"/>
    </style:style>
    <style:style style:name="Footer" style:family="paragraph" style:parent-style-name="Standard" style:class="extra">
      <style:paragraph-properties fo:padding="0in" fo:border-left="none" fo:border-right="none" fo:border-top="0.26pt solid #000000" fo:border-bottom="none">
        <style:tab-stops>
          <style:tab-stop style:position="0in"/>
          <style:tab-stop style:position="3.4252in" style:type="center"/>
          <style:tab-stop style:position="6.6929in" style:type="right"/>
        </style:tab-stops>
      </style:paragraph-properties>
      <style:text-properties fo:font-size="8pt"/>
    </style:style>
    <style:style style:name="Frame_20_contents" style:display-name="Frame contents" style:family="paragraph" style:parent-style-name="Text_20_body" style:class="extra"/>
    <style:style style:name="numbering-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ymbols" style:family="text"/>
    <style:style style:name="sidebarframe" style:family="graphic">
      <style:graphic-properties svg:width="0in" style:rel-width="61%" fo:min-height="0in" svg:x="0in" svg:y="0in" fo:margin-left="0.0783in" fo:margin-right="0.0783in" fo:margin-top="0.0783in" fo:margin-bottom="0.0783in" style:wrap="parallel" style:number-wrapped-paragraphs="no-limit" style:wrap-contour="false" style:vertical-pos="top" style:vertical-rel="page-content" style:horizontal-pos="right" style:horizontal-rel="paragraph" fo:background-color="#ffffcc" style:background-transparency="0%" fo:padding="0.0783in" fo:border="0.26pt solid #000000">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mage" style:family="graphic">
      <style:graphic-properties svg:x="0in" svg:y="0in" style:wrap="left" style:number-wrapped-paragraphs="no-limit" style:wrap-contour="false" style:vertical-pos="from-top" style:vertical-rel="page" style:horizontal-pos="right"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472in" fo:margin-bottom="0.472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style:footer-style>
    </style:page-layout>
    <number:date-style style:name="N108">
      <number:month number:style="long" number:textual="true"/>
      <number:text> </number:text>
      <number:year number:style="long"/>
    </number:date-style>
  </office:automatic-styles>
  <office:master-styles>
    <style:master-page style:name="Standard" style:page-layout-name="Mpm1">
      <style:footer>
        <text:p text:style-name="Footer"><text:title>Curriculum Vitae - Dag Wieërs</text:title><text:tab/><text:modification-date style:data-style-name="N108">februari 2012</text:modification-date><text:tab/><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urriculum Vitae - Dag Wieërs</dc:title>
    <dc:subject>Linux System Engineer, Linux System Administrator, Linux System Architect, UNIX System Engineer, RPM Packager, Python developer, Red Hat Enterprise Linux, RHEL, CentOS, Perl developer, Bash, KSH, Shell scripting, UNIX System Engineer</dc:subject>
    <dc:description>Dag Wieërs is an experienced Linux system engineer and system architect, focusing on Red Hat Enterprise Linux and CentOS. Dag is also a well known RPM packager due to his efforts in the RPMforge and ELRepo repositories which is used by many Belgian and international organizations using RHEL or CentOS.</dc:description>
    <meta:creation-date>2012-02-06T00:00:00</meta:creation-date>
    <dc:date>2012-02-06T00:00:00</dc:date>
    <dc:language>en</dc:language>
    <meta:generator>LibreOffice/3.5$Linux_X86_64 LibreOffice_project/7e68ba2-a744ebf-1f241b7-c506db1-7d53735</meta:generator>
    <meta:keyword>Linux System Engineer, Linux System Administrator, Linux System Architect, UNIX System Engineer, RPM Packager, Python developer, Red Hat Enterprise Linux, RHEL, CentOS, Perl developer, Bash, KSH, Shell scripting, UNIX System Engineer</meta:keyword>
    <meta:document-statistic meta:table-count="0" meta:image-count="0" meta:object-count="0" meta:page-count="3" meta:paragraph-count="148" meta:word-count="1446" meta:character-count="10167" meta:non-whitespace-character-count="8817"/>
  </office:meta>
</office:document-meta>
</file>